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Footnote">
      <style:text-properties officeooo:paragraph-rsid="0fda15e0"/>
    </style:style>
    <style:style style:name="P80" style:family="paragraph" style:parent-style-name="Standard">
      <style:text-properties officeooo:paragraph-rsid="0fe106d1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Footnote">
      <style:text-properties officeooo:paragraph-rsid="1020b286"/>
    </style:style>
    <style:style style:name="P84" style:family="paragraph" style:parent-style-name="Standard">
      <style:text-properties officeooo:paragraph-rsid="104d50c8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6" style:family="paragraph" style:parent-style-name="Standard">
      <style:text-properties officeooo:paragraph-rsid="10656f7f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paragraph-properties fo:break-before="page"/>
      <style:text-properties officeooo:paragraph-rsid="0b0ddd8e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6b26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4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5" style:family="text">
      <style:text-properties style:font-name="Liberation Sans" fo:font-size="12pt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style:font-size-asian="12pt" style:font-size-complex="12pt"/>
    </style:style>
    <style:style style:name="T19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106392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9" style:family="text">
      <style:text-properties officeooo:rsid="0f8f58bd"/>
    </style:style>
    <style:style style:name="T290" style:family="text">
      <style:text-properties officeooo:rsid="0f95a7a0"/>
    </style:style>
    <style:style style:name="T291" style:family="text">
      <style:text-properties style:text-underline-style="none"/>
    </style:style>
    <style:style style:name="T292" style:family="text">
      <style:text-properties style:font-name="Liberation Mono" fo:font-size="8pt" style:font-size-asian="8pt" style:font-size-complex="8pt" loext:padding="0.049cm" loext:border="0.31pt solid #000000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officeooo:rsid="1059a4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7"><text:span text:style-name="Strong_20_Emphasis"><text:span text:style-name="T158">C</text:span></text:span><text:span text:style-name="Strong_20_Emphasis"><text:span text:style-name="T157">hecklist voor </text:span></text:span><text:span text:style-name="Strong_20_Emphasis"><text:span text:style-name="T159">de installatie</text:span></text:span><text:span text:style-name="Strong_20_Emphasis"><text:span text:style-name="T157"> van </text:span></text:span><text:span text:style-name="Strong_20_Emphasis"><text:span text:style-name="T157"><text:user-field-get text:name="Distro">Ubuntu</text:user-field-get></text:span></text:span><text:span text:style-name="Strong_20_Emphasis"><text:span text:style-name="T157"><text:s/></text:span></text:span><text:span text:style-name="Strong_20_Emphasis"><text:span text:style-name="T163"><text:user-field-get text:name="Version">24.04 LTS</text:user-field-get></text:span></text:span><text:span text:style-name="Strong_20_Emphasis"><text:span text:style-name="T161"><text:note text:id="ftn1" text:note-class="footnote"><text:note-citation>1</text:note-citation><text:note-body><text:p text:style-name="P81"><text:span text:style-name="T277">D</text:span><text:span text:style-name="T268">eze </text:span><text:span text:style-name="Strong_20_Emphasis"><text:span text:style-name="T279"><text:user-field-get text:name="Distro">Ubuntu</text:user-field-get></text:span></text:span><text:span text:style-name="T270"><text:s/></text:span><text:span text:style-name="T280"><text:user-field-get text:name="Version">24.04 LTS</text:user-field-get></text:span><text:span text:style-name="T280"><text:s/>Desktop</text:span><text:span text:style-name="T268"> (codenaam </text:span><text:span text:style-name="T276">noble</text:span><text:span text:style-name="T268">) van april</text:span><text:span text:style-name="T271"> </text:span><text:span text:style-name="Strong_20_Emphasis"><text:span text:style-name="T281"><text:user-field-get text:name="Releaseyear">2024</text:user-field-get></text:span></text:span><text:span text:style-name="T272"><text:s/></text:span><text:span text:style-name="T277">is een zogenaamde </text:span><text:span text:style-name="T268">LTS-</text:span><text:span text:style-name="T277">versie</text:span><text:span text:style-name="T268"> </text:span><text:span text:style-name="T277">(</text:span><text:span text:style-name="T268">staat voor Long-Term Support, </text:span><text:span text:style-name="T269">langetermijnondersteuning</text:span><text:span text:style-name="T277">)</text:span><text:span text:style-name="T269"> </text:span><text:span text:style-name="T278">en</text:span><text:span text:style-name="T272"> </text:span><text:span text:style-name="T268">wordt gedurende 5 jaar ondersteund tot april 202</text:span><text:span text:style-name="T276">9</text:span><text:span text:style-name="T268">, en met een </text:span><text:span text:style-name="T275">gratis persoonlijk </text:span><text:span text:style-name="T268">Ubuntu </text:span><text:span text:style-name="T273">P</text:span><text:span text:style-name="T268">ro-abonnement gedurende 1</text:span><text:span text:style-name="T274">0</text:span><text:span text:style-name="T268"> jaar tot april 203</text:span><text:span text:style-name="T276">4</text:span><text:span text:style-name="T268">.</text:span></text:p></text:note-body></text:note></text:span></text:span><text:span text:style-name="Strong_20_Emphasis"><text:span text:style-name="T162"><text:s/></text:span></text:span><text:span text:style-name="Strong_20_Emphasis"><text:span text:style-name="T164">Desktop</text:span></text:span><text:span text:style-name="Strong_20_Emphasis"><text:span text:style-name="T160">.</text:span></text:span></text:p>
      <text:p text:style-name="P13"/>
      <text:p text:style-name="P13">Dit is een invulbare PDF, afdrukken is niet noodzakelijk.</text:p>
      <text:p text:style-name="P14"/>
      <text:p text:style-name="P91">Vul het<text:span text:style-name="Strong_20_Emphasis"><text:span text:style-name="T209"> </text:span></text:span><text:span text:style-name="Strong_20_Emphasis"><text:span text:style-name="T210">tekstvak</text:span></text:span> achter de &lt;woorden&gt; in, zie [toelichting]:</text:p>
      <text:p text:style-name="P95"><text:span text:style-name="Definition"><text:span text:style-name="T21">&lt;GEBRUIKER&gt;</text:span></text:span><text:span text:style-name="T258"><text:tab/></text:span><text:span text:style-name="T261"> </text:span><text:span text:style-name="T260"><text:tab/><text:tab/><text:tab/></text:span><text:span text:style-name="T234"><draw:control text:anchor-type="as-char" svg:y="-0.4cm" draw:z-index="12" draw:name="Gebruiker 2" draw:style-name="gr2" draw:text-style-name="P97" svg:width="6.4cm" svg:height="0.6cm" draw:control="control11"><svg:title>Gebruiker</svg:title><svg:desc>Volledige naam, bijv. Jan Stek</svg:desc></draw:control></text:span><text:span text:style-name="T234"><text:tab/><text:tab/></text:span><text:span text:style-name="T235">[</text:span><text:span text:style-name="T236">N</text:span><text:span text:style-name="T229">aam, bijv. </text:span><text:span text:style-name="T230">J</text:span><text:span text:style-name="T256">a</text:span><text:span text:style-name="T230">n </text:span><text:span text:style-name="T256">Jansen</text:span><text:span text:style-name="T257">]</text:span></text:p>
      <text:p text:style-name="P80"><text:span text:style-name="Definition"><text:span text:style-name="T259">&lt;g</text:span></text:span><text:span text:style-name="Definition"><text:span text:style-name="T291">ebruikersnaam&gt;<text:tab/></text:span></text:span><text:span text:style-name="T228"><draw:control text:anchor-type="as-char" svg:y="-0.4cm" draw:z-index="13" draw:name="Gberuikersnaam 3" draw:style-name="gr2" draw:text-style-name="P97" svg:width="6.4cm" svg:height="0.6cm" draw:control="control12"><svg:title>Gebruikersnaam</svg:title><svg:desc>Korte naam, bijv. jan</svg:desc></draw:control></text:span><text:span text:style-name="T228"><text:tab/><text:tab/></text:span><text:span text:style-name="T5">[</text:span><text:span text:style-name="T6">Gebruikers</text:span><text:span text:style-name="T4">naam, bijv. </text:span><text:span text:style-name="T170">j</text:span><text:span text:style-name="T171">a</text:span><text:span text:style-name="T170">n</text:span><text:span text:style-name="T172">]</text:span></text:p>
      <text:p text:style-name="P2"><text:span text:style-name="Definition"><text:span text:style-name="T291">&lt;COMPUTERNAAM&gt;</text:span></text:span><text:span text:style-name="T238"><text:tab/><text:tab/></text:span><draw:control text:anchor-type="as-char" svg:y="-0.4cm" draw:z-index="14" draw:name="Computernaam 1" draw:style-name="gr2" draw:text-style-name="P97" svg:width="6.4cm" svg:height="0.6cm" draw:control="control13"><svg:title>Computernaam</svg:title><svg:desc>Unieke naam van de computer</svg:desc></draw:control> <text:tab/><text:span text:style-name="T243">[</text:span><text:span text:style-name="T244">N</text:span><text:span text:style-name="T239">aam v.</text:span><text:span text:style-name="T245">d.</text:span><text:span text:style-name="T239"> compute</text:span><text:span text:style-name="T240">r, </text:span><text:span text:style-name="T241">bijv. </text:span><text:span text:style-name="T242">pc02</text:span><text:span text:style-name="T243">]</text:span></text:p>
      <text:p text:style-name="P2"><text:span text:style-name="Definition"><text:span text:style-name="T249">&lt;GEBRUIKER&gt;</text:span></text:span><text:span text:style-name="T246"><text:tab/></text:span><text:span text:style-name="T260"> <text:tab/><text:tab/><text:tab/></text:span><text:span text:style-name="T234"><draw:control text:anchor-type="as-char" svg:y="-0.4cm" draw:z-index="15" draw:name="Gebruiker 3" draw:style-name="gr2" draw:text-style-name="P97" svg:width="6.4cm" svg:height="0.6cm" draw:control="control14"><svg:title>Gebruiker</svg:title><svg:desc>Volledige naam, bijv. Jan Stek</svg:desc></draw:control></text:span><text:span text:style-name="T234"><text:tab/><text:tab/></text:span><text:span text:style-name="T235">[</text:span><text:span text:style-name="T237">N</text:span><text:span text:style-name="T229">aam </text:span><text:span text:style-name="T233">evt. 2</text:span><text:span text:style-name="T262">e</text:span><text:span text:style-name="T231"> gebruiker</text:span><text:span text:style-name="T232">]</text:span></text:p>
      <text:p text:style-name="Standard"><text:span text:style-name="Definition"><text:span text:style-name="T249">&lt;GEBRUIKERSN</text:span></text:span><text:span text:style-name="Definition"><text:span text:style-name="T250">aa</text:span></text:span><text:span text:style-name="Definition"><text:span text:style-name="T249">M&gt;<text:tab/></text:span></text:span><text:span text:style-name="T228"><draw:control text:anchor-type="as-char" svg:y="-0.4cm" draw:z-index="16" draw:name="Gberuikersnaam 4" draw:style-name="gr2" draw:text-style-name="P97" svg:width="6.4cm" svg:height="0.6cm" draw:control="control15"><svg:title>Gebruikersnaam</svg:title><svg:desc>Korte naam, bijv. jan</svg:desc></draw:control></text:span><text:span text:style-name="T228"><text:tab/><text:tab/></text:span><text:span text:style-name="T247">[</text:span><text:span text:style-name="T248">Gebruikers</text:span><text:span text:style-name="T247">naam</text:span><text:span text:style-name="T251"> </text:span><text:span text:style-name="T252">e</text:span><text:span text:style-name="T253">vt. 2</text:span><text:span text:style-name="T263">e</text:span><text:span text:style-name="T253"> </text:span><text:span text:style-name="T254">gebr.</text:span><text:span text:style-name="T255">]</text:span></text:p>
      <text:p text:style-name="P1"><text:span text:style-name="T173">Vervang </text:span><text:span text:style-name="T180">de</text:span><text:span text:style-name="T173"> &lt;</text:span><text:span text:style-name="T174">woorden&gt; </text:span><text:span text:style-name="T173">in deze checklist door </text:span><text:span text:style-name="T180">d</text:span><text:span text:style-name="T181">i</text:span><text:span text:style-name="T180">e </text:span><text:span text:style-name="T179">in </text:span><text:span text:style-name="T181">het</text:span><text:span text:style-name="Strong_20_Emphasis"><text:span text:style-name="T50"> </text:span></text:span><text:span text:style-name="Strong_20_Emphasis"><text:span text:style-name="T69">tekstvak</text:span></text:span><text:span text:style-name="T173">.</text:span></text:p>
      <text:p text:style-name="P41"/>
      <text:p text:style-name="P41"/>
      <text:p text:style-name="P3"><text:span text:style-name="T185">Nog niet op Linux?</text:span><text:span text:style-name="T175"><text:tab/></text:span><text:span text:style-name="T183">G</text:span><text:span text:style-name="T176">ebruik </text:span><text:span text:style-name="Strong_20_Emphasis"><text:span text:style-name="T186">Checklist </text:span></text:span><text:span text:style-name="Strong_20_Emphasis"><text:span text:style-name="T187">overzetten</text:span></text:span><text:span text:style-name="T176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onder </text:span><text:span text:style-name="T184">Linux</text:span><text:span text:style-name="T178">.</text:span></text:p>
      <text:p text:style-name="P40"><text:span text:style-name="T147">Nieuwe installatie?</text:span><text:span text:style-name="T144"><text:tab/></text:span><text:span text:style-name="T146">B</text:span><text:span text:style-name="T144">egin bij hoofdstuk </text:span><text:span text:style-name="T147"><text:bookmark-ref text:reference-format="page" text:ref-name="__RefNumPara__4009_1271708128">2</text:bookmark-ref></text:span><text:span text:style-name="T144"><text:s text:c="2"/></text:span><text:span text:style-name="T148"><text:bookmark-ref text:reference-format="text" text:ref-name="__RefNumPara__4009_1271708128">Installatie uitvoeren</text:bookmark-ref></text:span><text:span text:style-name="T145">.</text:span></text:p>
      <text:p text:style-name="P24"/>
      <text:p text:style-name="P24"/>
      <text:list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1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1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6">Aanmelden als </text:span></text:span><text:span text:style-name="Definition"><text:span text:style-name="T8">&lt;</text:span></text:span><text:span text:style-name="Definition"><text:span text:style-name="T9">gebruiker&gt;</text:span></text:span><text:span text:style-name="Definition"><text:span text:style-name="T8"><text:note text:id="ftn2" text:note-class="footnote"><text:note-citation>2</text:note-citation><text:note-body><text:p text:style-name="P55"><text:span text:style-name="User_20_Entry"><text:span text:style-name="T104">E</text:span></text:span><text:span text:style-name="User_20_Entry"><text:span text:style-name="T117">v</text:span></text:span><text:span text:style-name="User_20_Entry"><text:span text:style-name="T118">en</text:span></text:span><text:span text:style-name="User_20_Entry"><text:span text:style-name="T120">t</text:span></text:span><text:span text:style-name="User_20_Entry"><text:span text:style-name="T121">uele </text:span></text:span><text:span text:style-name="User_20_Entry"><text:span text:style-name="T122">extra </text:span></text:span><text:span text:style-name="User_20_Entry"><text:span text:style-name="T124">gebruikers</text:span></text:span><text:span text:style-name="User_20_Entry"><text:span text:style-name="T122"> aanmelden </text:span></text:span><text:span text:style-name="User_20_Entry"><text:span text:style-name="T123">en dezelfde stappen uitvoeren</text:span></text:span><text:span text:style-name="User_20_Entry"><text:span text:style-name="T119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65">D</text:span></text:span><text:span text:style-name="Strong_20_Emphasis"><text:span text:style-name="T50">ruk op de </text:span></text:span><text:span text:style-name="Strong_20_Emphasis"><text:span text:style-name="T139">Super</text:span></text:span><text:span text:style-name="Strong_20_Emphasis"><text:span text:style-name="T50">-toets</text:span></text:span><text:span text:style-name="Strong_20_Emphasis"><text:span text:style-name="T29"><text:note text:id="ftn3" text:note-class="footnote"><text:note-citation>3</text:note-citation><text:note-body><text:p text:style-name="P72"><text:span text:style-name="T143">D</text:span>e <text:span text:style-name="T292">Super</text:span>-toets <text:span text:style-name="T197">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88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40"> de</text:span></text:span><text:span text:style-name="Strong_20_Emphasis"><text:span text:style-name="T41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14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82"><text:span text:style-name="User_20_Entry"><text:span text:style-name="T24">wget karelzimmer.nl/</text:span></text:span><text:span text:style-name="User_20_Entry"><text:span text:style-name="T142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82"><text:span text:style-name="User_20_Entry"><text:span text:style-name="T24">bash </text:span></text:span><text:span text:style-name="User_20_Entry"><text:span text:style-name="T25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5">D</text:span></text:span><text:span text:style-name="Strong_20_Emphasis"><text:span text:style-name="T46">ruk </text:span></text:span><text:span text:style-name="Strong_20_Emphasis"><text:span text:style-name="T47">op de </text:span></text:span><text:span text:style-name="Strong_20_Emphasis"><text:span text:style-name="T139">Super</text:span></text:span><text:span text:style-name="Strong_20_Emphasis"><text:span text:style-name="T47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45">, </text:span></text:span><text:span text:style-name="Strong_20_Emphasis"><text:span text:style-name="T48">t</text:span></text:span><text:span text:style-name="Strong_20_Emphasis"><text:span text:style-name="T49">yp </text:span></text:span><text:span text:style-name="Strong_20_Emphasis"><text:span text:style-name="T83">men</text:span></text:span><text:span text:style-name="Strong_20_Emphasis"><text:span text:style-name="T84">u</text:span></text:span><text:span text:style-name="Strong_20_Emphasis"><text:span text:style-name="T50"> </text:span></text:span><text:span text:style-name="Strong_20_Emphasis"><text:span text:style-name="T51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</text:span></text:span><text:span text:style-name="Strong_20_Emphasis"><text:span text:style-name="T74">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8">Selecteer</text:span></text:span><text:span text:style-name="Strong_20_Emphasis"><text:span text:style-name="T44"> </text:span></text:span><text:span text:style-name="Strong_20_Emphasis"><text:span text:style-name="T94">1</text:span></text:span><text:span text:style-name="Strong_20_Emphasis"><text:span text:style-name="T77"> </text:span></text:span><text:span text:style-name="Strong_20_Emphasis"><text:span text:style-name="T78">Installatie voorbereide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9"><text:bookmark-start text:name="__RefNumPara__4009_1271708128"/><text:span text:style-name="Strong_20_Emphasis"><text:span text:style-name="T18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B1" office:value-type="string">
            <text:p text:style-name="P57"><text:span text:style-name="Strong_20_Emphasis"><text:span text:style-name="T73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4"><text:span text:style-name="T191">Start de computer op vanaf</text:span><text:span text:style-name="T191"><text:note text:id="ftn4" text:note-class="footnote"><text:note-citation>1</text:note-citation><text:note-body><text:p text:style-name="P79"><text:span text:style-name="T128">B</text:span><text:span text:style-name="T129">ootmenu/</text:span><text:span text:style-name="T128">S</text:span><text:span text:style-name="T129">etup</text:span><text:span text:style-name="T127"> via </text:span><text:span text:style-name="T125">é</text:span><text:span text:style-name="T126">é</text:span><text:span text:style-name="T128">n van de </text:span><text:span text:style-name="Definition"><text:span text:style-name="T130">Veelgebruikte toetsen:</text:span></text:span><text:span text:style-name="Definition"><text:span text:style-name="T131"> </text:span></text:span><text:span text:style-name="User_20_Entry"><text:span text:style-name="T141">Esc</text:span></text:span><text:span text:style-name="User_20_Entry"><text:span text:style-name="T134">,</text:span></text:span><text:span text:style-name="Definition"><text:span text:style-name="T131"> </text:span></text:span><text:span text:style-name="User_20_Entry"><text:span text:style-name="T141">Delete</text:span></text:span><text:span text:style-name="User_20_Entry"><text:span text:style-name="T135">,</text:span></text:span><text:span text:style-name="Definition"><text:span text:style-name="T131"> </text:span></text:span><text:span text:style-name="User_20_Entry"><text:span text:style-name="T141">F1</text:span></text:span><text:span text:style-name="User_20_Entry"><text:span text:style-name="T135">,</text:span></text:span><text:span text:style-name="Definition"><text:span text:style-name="T131"> </text:span></text:span><text:span text:style-name="User_20_Entry"><text:span text:style-name="T141">F2</text:span></text:span><text:span text:style-name="User_20_Entry"><text:span text:style-name="T135">,</text:span></text:span><text:span text:style-name="Definition"><text:span text:style-name="T131"> </text:span></text:span><text:span text:style-name="User_20_Entry"><text:span text:style-name="T141">F9</text:span></text:span><text:span text:style-name="User_20_Entry"><text:span text:style-name="T135">,</text:span></text:span><text:span text:style-name="Definition"><text:span text:style-name="T131"> </text:span></text:span><text:span text:style-name="User_20_Entry"><text:span text:style-name="T141">F10</text:span></text:span><text:span text:style-name="User_20_Entry"><text:span text:style-name="T135">,</text:span></text:span><text:span text:style-name="Definition"><text:span text:style-name="T131"> </text:span></text:span><text:span text:style-name="User_20_Entry"><text:span text:style-name="T141">F11</text:span></text:span><text:span text:style-name="User_20_Entry"><text:span text:style-name="T135">,</text:span></text:span><text:span text:style-name="Definition"><text:span text:style-name="T131"> </text:span></text:span><text:span text:style-name="Definition"><text:span text:style-name="T132">o</text:span></text:span><text:span text:style-name="Definition"><text:span text:style-name="T133">f</text:span></text:span><text:span text:style-name="Definition"><text:span text:style-name="T131"> </text:span></text:span><text:span text:style-name="User_20_Entry"><text:span text:style-name="T141">F12</text:span></text:span><text:span text:style-name="User_20_Entry"><text:span text:style-name="T135">.</text:span></text:span></text:p></text:note-body></text:note></text:span><text:span text:style-name="T191"> </text:span><text:span text:style-name="T195">een </text:span><text:span text:style-name="Strong_20_Emphasis"><text:span text:style-name="T167"><text:user-field-get text:name="Distro">Ubuntu</text:user-field-get></text:span></text:span><text:span text:style-name="T190"><text:s/></text:span><text:span text:style-name="T168"><text:user-field-get text:name="Version">24.04 LTS</text:user-field-get></text:span><text:span text:style-name="T168"><text:s/></text:span><text:span text:style-name="Strong_20_Emphasis"><text:span text:style-name="T169">Desktop</text:span></text:span><text:span text:style-name="Strong_20_Emphasis"><text:span text:style-name="T97"> </text:span></text:span><text:span text:style-name="Strong_20_Emphasis"><text:span text:style-name="T98">L</text:span></text:span><text:span text:style-name="T99">ive</text:span><text:span text:style-name="T99"><text:note text:id="ftn5" text:note-class="footnote"><text:note-citation>2</text:note-citation><text:note-body><text:p text:style-name="P69"><text:span text:style-name="T264">Vanaf ee</text:span>n <text:span text:style-name="T290">L</text:span>ive <text:span text:style-name="T289">USB</text:span><text:span text:style-name="T267">-stick</text:span><text:span text:style-name="T19"> </text:span>kunt <text:span text:style-name="T264">u opstarten en</text:span> <text:span text:style-name="T16">met </text:span><text:span text:style-name="Strong_20_Emphasis"><text:span text:style-name="T199"><text:user-field-get text:name="Distro">Ubuntu</text:user-field-get></text:span></text:span><text:span text:style-name="Strong_20_Emphasis"><text:span text:style-name="T199"><text:s/></text:span></text:span>werken zonder enige bestanden op de harde schijf te wijzigen en maakt ook installatie van <text:span text:style-name="Strong_20_Emphasis"><text:span text:style-name="T199"><text:user-field-get text:name="Distro">Ubuntu</text:user-field-get></text:span></text:span><text:span text:style-name="Strong_20_Emphasis"><text:span text:style-name="T199"><text:s/></text:span></text:span>mogelijk.</text:p></text:note-body></text:note></text:span><text:span text:style-name="T99"> </text:span><text:span text:style-name="T102">USB</text:span><text:span text:style-name="T100">-stick</text:span><text:span text:style-name="T100"><text:note text:id="ftn6" text:note-class="footnote"><text:note-citation>3</text:note-citation><text:note-body><text:p text:style-name="P83"><text:span text:style-name="Strong_20_Emphasis"><text:span text:style-name="T114">Maak een opstartbare USB-stick</text:span></text:span><text:span text:style-name="Strong_20_Emphasis"><text:span text:style-name="T110">:<text:line-break/></text:span></text:span><text:span text:style-name="Strong_20_Emphasis"><text:span text:style-name="T105">Download </text:span></text:span><text:span text:style-name="Strong_20_Emphasis"><text:span text:style-name="T106">een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Desktop </text:span></text:span><text:span text:style-name="Strong_20_Emphasis"><text:span text:style-name="T115"><text:user-field-get text:name="Version">24.04 LTS</text:user-field-get></text:span></text:span><text:span text:style-name="Strong_20_Emphasis"><text:span text:style-name="T115"><text:s/></text:span></text:span><text:span text:style-name="Strong_20_Emphasis"><text:span text:style-name="T111">CD</text:span></text:span><text:span text:style-name="Strong_20_Emphasis"><text:span text:style-name="T113">-beeldbestand</text:span></text:span><text:span text:style-name="Strong_20_Emphasis"><text:span text:style-name="T107"> </text:span></text:span><text:span text:style-name="Strong_20_Emphasis"><text:span text:style-name="T108">(.iso) </text:span></text:span><text:span text:style-name="Strong_20_Emphasis"><text:span text:style-name="T107">vanaf </text:span></text:span><text:a xlink:type="simple" xlink:href="https://ubuntu.com/download" text:style-name="Internet_20_link" text:visited-style-name="Visited_20_Internet_20_Link"><text:span text:style-name="Strong_20_Emphasis"><text:span text:style-name="T266">ubuntu.com/download</text:span></text:span></text:a><text:span text:style-name="Strong_20_Emphasis"><text:span text:style-name="T107">.</text:span></text:span><text:span text:style-name="Strong_20_Emphasis"><text:span text:style-name="T109"><text:line-break/>De </text:span></text:span><text:span text:style-name="Strong_20_Emphasis"><text:span text:style-name="T112">ver</text:span></text:span><text:span text:style-name="Strong_20_Emphasis"><text:span text:style-name="T109">volgstappen staan beschreven in </text:span></text:span><text:span text:style-name="Strong_20_Emphasis"><text:span text:style-name="T116">Linux informatie</text:span></text:span><text:span text:style-name="Strong_20_Emphasis"><text:span text:style-name="T109">, te vinden op </text:span></text:span><text:a xlink:type="simple" xlink:href="https://karelzimmer.nl/" text:style-name="Internet_20_link" text:visited-style-name="Visited_20_Internet_20_Link"><text:span text:style-name="Strong_20_Emphasis"><text:span text:style-name="T265">karelzimmer.nl</text:span></text:span></text:a><text:span text:style-name="Strong_20_Emphasis"><text:span text:style-name="T109">, onder </text:span></text:span><text:span text:style-name="Strong_20_Emphasis"><text:span text:style-name="T116">Linux</text:span></text:span><text:span text:style-name="Strong_20_Emphasis"><text:span text:style-name="T109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68">Selecteer</text:span></text:span><text:span text:style-name="Strong_20_Emphasis"><text:span text:style-name="T34"> </text:span></text:span><text:span text:style-name="Strong_20_Emphasis"><text:span text:style-name="T89">Try or Install Ubuntu</text:span></text:span><text:span text:style-name="Strong_20_Emphasis"><text:span text:style-name="T32"> </text:span></text:span><text:span text:style-name="Strong_20_Emphasis"><text:span text:style-name="T35">en druk op </text:span></text:span><text:span text:style-name="Strong_20_Emphasis"><text:span text:style-name="T40">de </text:span></text:span><text:span text:style-name="Strong_20_Emphasis"><text:span text:style-name="T1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53"><text:span text:style-name="Strong_20_Emphasis"><text:span text:style-name="T28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103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92">Kies</text:span><text:span text:style-name="T193"> </text:span><text:span text:style-name="T196">Nederlands</text:span><text:span text:style-name="T193"> en klik</text:span><text:span text:style-name="T194"> </text:span><text:span text:style-name="T193">op</text:span><text:span text:style-name="T192"> </text:span><text:span text:style-name="T189">Next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9"><text:span text:style-name="T219">Bij</text:span><text:span text:style-name="T212"> </text:span><text:span text:style-name="Strong_20_Emphasis"><text:span text:style-name="T222">Kies uw toetsenbordindeling</text:span></text:span><text:span text:style-name="T212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5">Kies <text:span text:style-name="T293">Engels VS</text:span> en <text:span text:style-name="T294">variant</text:span> <text:span text:style-name="Strong_20_Emphasis">Engels (VS, internationaal, met doede toetsen)</text:span><text:span text:style-name="T193"> en klik</text:span><text:span text:style-name="T194"> </text:span><text:span text:style-name="T193">op</text:span><text:span text:style-name="T192"> </text:span><text:span text:style-name="T189">Next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19">Bij</text:span><text:span text:style-name="T212"> </text:span><text:span text:style-name="Strong_20_Emphasis"><text:span text:style-name="T223">What apps would you like to install to start with?</text:span></text:span><text:span text:style-name="Strong_20_Emphasis"><text:span text:style-name="T205"> kies </text:span></text:span><text:span text:style-name="Strong_20_Emphasis"><text:span text:style-name="T223">Extended selection</text:span></text:span><text:span text:style-name="Strong_20_Emphasis"><text:span text:style-name="T206"> en 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1"><text:span text:style-name="Strong_20_Emphasis"><text:span text:style-name="T206">klik</text:span></text:span><text:span text:style-name="Strong_20_Emphasis"><text:span text:style-name="T207"> </text:span></text:span><text:span text:style-name="Strong_20_Emphasis"><text:span text:style-name="T206">op</text:span></text:span><text:span text:style-name="Strong_20_Emphasis"><text:span text:style-name="T208"> </text:span></text:span><text:span text:style-name="Strong_20_Emphasis"><text:span text:style-name="T226">Next</text:span></text:span><text:span text:style-name="Strong_20_Emphasis"><text:span text:style-name="T20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9"><text:span text:style-name="T219">Bij</text:span><text:span text:style-name="T212"> </text:span><text:span text:style-name="Strong_20_Emphasis"><text:span text:style-name="T220">Create your account</text:span></text:span><text:span text:style-name="T212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2"><text:span text:style-name="T218">V</text:span><text:span text:style-name="T213">ul </text:span><text:span text:style-name="T214">in </text:span><text:span text:style-name="Strong_20_Emphasis"><text:span text:style-name="T220">Your</text:span></text:span><text:span text:style-name="Strong_20_Emphasis"><text:span text:style-name="T215"> n</text:span></text:span><text:span text:style-name="Strong_20_Emphasis"><text:span text:style-name="T216">am</text:span></text:span><text:span text:style-name="Strong_20_Emphasis"><text:span text:style-name="T220">e</text:span></text:span><text:span text:style-name="Strong_20_Emphasis"><text:span text:style-name="T202"> </text:span></text:span><text:span text:style-name="Definition"><text:span text:style-name="T13">&lt;</text:span></text:span><text:span text:style-name="Definition"><text:span text:style-name="T14">gebruiker&gt;</text:span></text:span><text:span text:style-name="Strong_20_Emphasis"><text:span text:style-name="T203">, <text:line-break/></text:span></text:span><text:span text:style-name="Strong_20_Emphasis"><text:span text:style-name="T220">You</text:span></text:span><text:span text:style-name="Strong_20_Emphasis"><text:span text:style-name="T227">r</text:span></text:span><text:span text:style-name="Strong_20_Emphasis"><text:span text:style-name="T215"> </text:span></text:span><text:span text:style-name="Strong_20_Emphasis"><text:span text:style-name="T217">computer</text:span></text:span><text:span text:style-name="Strong_20_Emphasis"><text:span text:style-name="T225">'s </text:span></text:span><text:span text:style-name="Strong_20_Emphasis"><text:span text:style-name="T224">name</text:span></text:span><text:span text:style-name="Definition"><text:span text:style-name="T12"> &lt;</text:span></text:span><text:span text:style-name="Definition"><text:span text:style-name="T15">computernaam&gt;</text:span></text:span><text:span text:style-name="Strong_20_Emphasis"><text:span text:style-name="T202">,<text:line-break/></text:span></text:span><text:span text:style-name="Strong_20_Emphasis"><text:span text:style-name="T221">Your username</text:span></text:span><text:span text:style-name="Strong_20_Emphasis"><text:span text:style-name="T202"> &lt;</text:span></text:span><text:span text:style-name="Definition"><text:span text:style-name="T15">gebruikersnaam&gt;</text:span></text:span><text:span text:style-name="Strong_20_Emphasis"><text:span text:style-name="T202">,<text:line-break/></text:span></text:span><text:span text:style-name="Strong_20_Emphasis"><text:span text:style-name="T204">g</text:span></text:span><text:span text:style-name="Strong_20_Emphasis"><text:span text:style-name="T201">eef tweemaal een </text:span></text:span><text:span text:style-name="Strong_20_Emphasis"><text:span text:style-name="T211">wachtwoord</text:span></text:span><text:span text:style-name="Strong_20_Emphasis"><text:span text:style-name="T206"> en klik</text:span></text:span><text:span text:style-name="Strong_20_Emphasis"><text:span text:style-name="T207"> </text:span></text:span><text:span text:style-name="Strong_20_Emphasis"><text:span text:style-name="T206">op</text:span></text:span><text:span text:style-name="Strong_20_Emphasis"><text:span text:style-name="T208"> </text:span></text:span><text:span text:style-name="Strong_20_Emphasis"><text:span text:style-name="T226">Next</text:span></text:span><text:span text:style-name="Strong_20_Emphasis"><text:span text:style-name="T208">.</text:span></text:span></text:p>
          </table:table-cell>
        </table:table-row>
      </table:table>
      <text:p text:style-name="P44"><text:span text:style-name="Strong_20_Emphasis"><text:span text:style-name="T75"/></text:span></text:p>
      <text:list text:continue-numbering="true" text:style-name="L1">
        <text:list-item>
          <text:p text:style-name="P88"><text:span text:style-name="Strong_20_Emphasis"><text:span text:style-name="T90">Installatie </text:span></text:span><text:span text:style-name="Strong_20_Emphasis"><text:span text:style-name="T91">afronden</text:span></text:span></text:p>
        </text:list-item>
      </text:list>
      <text:p text:style-name="P4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3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6"><text:span text:style-name="Strong_20_Emphasis"><text:span text:style-name="T33">Aanmelden als </text:span></text:span><text:span text:style-name="Definition"><text:span text:style-name="T10">&lt;</text:span></text:span><text:span text:style-name="Definition"><text:span text:style-name="T11">gebruiker&gt;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8"><text:span text:style-name="Strong_20_Emphasis"><text:span text:style-name="T76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72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2"><text:span text:style-name="Strong_20_Emphasis"><text:span text:style-name="T26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73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66">D</text:span></text:span><text:span text:style-name="Strong_20_Emphasis"><text:span text:style-name="T57">ruk</text:span></text:span><text:span text:style-name="Strong_20_Emphasis"><text:span text:style-name="T45"> op</text:span></text:span><text:span text:style-name="Strong_20_Emphasis"><text:span text:style-name="T58"> de </text:span></text:span><text:span text:style-name="Strong_20_Emphasis"><text:span text:style-name="T139">Super</text:span></text:span><text:span text:style-name="Strong_20_Emphasis"><text:span text:style-name="T58">-toets</text:span></text:span><text:span text:style-name="Strong_20_Emphasis"><text:span text:style-name="T31"><text:note text:id="ftn7" text:note-class="footnote"><text:note-citation>1</text:note-citation><text:note-body><text:p text:style-name="P43"><text:span text:style-name="T155">De </text:span><text:span text:style-name="T200">Super</text:span><text:span text:style-name="T155">-toets is de Windows-toets, Command-toets </text:span><text:span text:style-name="T156">(Apple)</text:span><text:span text:style-name="T155">, of Vergrootglas-toets </text:span><text:span text:style-name="T156">(Chromebook)</text:span><text:span text:style-name="T15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88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40"> de</text:span></text:span><text:span text:style-name="Strong_20_Emphasis"><text:span text:style-name="T59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14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2"><text:span text:style-name="User_20_Entry"><text:span text:style-name="T24">wget karelzimmer.nl/</text:span></text:span><text:span text:style-name="User_20_Entry"><text:span text:style-name="T142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82"><text:span text:style-name="User_20_Entry"><text:span text:style-name="T24">bash </text:span></text:span><text:span text:style-name="User_20_Entry"><text:span text:style-name="T25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73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7"><text:span text:style-name="Strong_20_Emphasis"><text:span text:style-name="T66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139">Super</text:span></text:span><text:span text:style-name="Strong_20_Emphasis"><text:span text:style-name="T58">-toets</text:span></text:span><text:span text:style-name="Strong_20_Emphasis"><text:span text:style-name="T29"><text:note-ref text:note-class="footnote" text:reference-format="text" text:ref-name="ftn7">1</text:note-ref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85">men</text:span></text:span><text:span text:style-name="Strong_20_Emphasis"><text:span text:style-name="T84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95">3</text:span></text:span><text:span text:style-name="Strong_20_Emphasis"><text:span text:style-name="T79"> </text:span></text:span><text:span text:style-name="Strong_20_Emphasis"><text:span text:style-name="T80">Installatie</text:span></text:span><text:span text:style-name="Strong_20_Emphasis"><text:span text:style-name="T81"> </text:span></text:span><text:span text:style-name="Strong_20_Emphasis"><text:span text:style-name="T82">afronde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5"><text:span text:style-name="Strong_20_Emphasis"><text:span text:style-name="T33"><text:tab/></text:span></text:span></text:p>
      <text:p text:style-name="P46"><text:span text:style-name="Strong_20_Emphasis"><text:span text:style-name="T54"/></text:span></text:p>
      <text:p text:style-name="P47"><text:span text:style-name="Strong_20_Emphasis"><text:span text:style-name="T44"/></text:span></text:p>
      <text:list text:continue-numbering="true" text:style-name="L1">
        <text:list-item>
          <text:p text:style-name="P92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3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4"><text:span text:style-name="Strong_20_Emphasis"><text:span text:style-name="T73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3"><text:span text:style-name="Strong_20_Emphasis"><text:span text:style-name="T33">Aanmelden als </text:span></text:span><text:span text:style-name="Definition"><text:span text:style-name="T10">&lt;</text:span></text:span><text:span text:style-name="Definition"><text:span text:style-name="T11">gebruiker&gt;</text:span></text:span><text:span text:style-name="Strong_20_Emphasis"><text:span text:style-name="T62"><text:note text:id="ftn8" text:note-class="footnote"><text:note-citation>1</text:note-citation><text:note-body><text:p text:style-name="P56"><text:span text:style-name="User_20_Entry"><text:span text:style-name="T136">E</text:span></text:span><text:span text:style-name="User_20_Entry"><text:span text:style-name="T138">ventuele extra </text:span></text:span><text:span text:style-name="Definition"><text:span text:style-name="T288">gebruiker</text:span></text:span><text:span text:style-name="User_20_Entry"><text:span text:style-name="T137">s </text:span></text:span><text:span text:style-name="User_20_Entry"><text:span text:style-name="T138">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72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22"><text:span text:style-name="Strong_20_Emphasis"><text:span text:style-name="T27">Doorloop de welkomstschermen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0"><text:span text:style-name="Strong_20_Emphasis"><text:span text:style-name="T67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139">Super</text:span></text:span><text:span text:style-name="Strong_20_Emphasis"><text:span text:style-name="T58">-toets</text:span></text:span><text:span text:style-name="Strong_20_Emphasis"><text:span text:style-name="T29"><text:note text:id="ftn9" text:note-class="footnote"><text:note-citation>2</text:note-citation><text:note-body><text:p text:style-name="P42"><text:span text:style-name="T155">De </text:span><text:span text:style-name="T200">Super</text:span><text:span text:style-name="T155">-toets is de Windows-toets, Command-toets </text:span><text:span text:style-name="T156">(Apple)</text:span><text:span text:style-name="T155">, of Vergrootglas-toets </text:span><text:span text:style-name="T156">(Chromebook)</text:span><text:span text:style-name="T15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85">men</text:span></text:span><text:span text:style-name="Strong_20_Emphasis"><text:span text:style-name="T84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19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95">4</text:span></text:span><text:span text:style-name="Strong_20_Emphasis"><text:span text:style-name="T79"> </text:span></text:span><text:span text:style-name="Strong_20_Emphasis"><text:span text:style-name="T70">Gebruiker inrichten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5"><text:span text:style-name="Strong_20_Emphasis"><text:span text:style-name="T63"/></text:span></text:p>
      <text:p text:style-name="P38"/>
      <text:p text:style-name="P39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Strong_20_Emphasis"><text:span text:style-name="T165"><text:user-field-get text:name="Distro">Ubuntu</text:user-field-get></text:span></text:span><text:span text:style-name="T153"><text:s/></text:span><text:span text:style-name="T154"><text:user-field-get text:name="Version">24.04 LTS</text:user-field-get></text:span><text:span text:style-name="T154"><text:s/></text:span><text:span text:style-name="Strong_20_Emphasis"><text:span text:style-name="T166">Desktop</text:span></text:span><text:span text:style-name="Strong_20_Emphasis"><text:span text:style-name="T96"> </text:span></text:span><text:span text:style-name="T151">is voltooid.</text:span></text:p>
      <text:p text:style-name="P8"/>
      <text:list text:style-name="L2">
        <text:list-header>
          <text:p text:style-name="P93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94"><text:span text:style-name="Emphasis"><text:span text:style-name="T287">Licentie </text:span></text:span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1-02T10:14:08.223180742">02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4:08.056807875</dc:date>
    <meta:keyword>Installatie</meta:keyword>
    <meta:keyword>Checklist</meta:keyword>
    <meta:keyword>Linux</meta:keyword>
    <meta:editing-cycles>6929</meta:editing-cycles>
    <meta:editing-duration>P12DT9H58M19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3" meta:word-count="519" meta:character-count="3655" meta:non-whitespace-character-count="3177"/>
    <meta:user-defined meta:name="Info 1"/>
    <meta:user-defined meta:name="Info 2"/>
    <meta:user-defined meta:name="Info 3"/>
    <meta:user-defined meta:name="Info 4"/>
  </office:meta>
</office:document-meta>
</file>